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D000000276ACF50D47484F51C.png" manifest:media-type="image/png"/>
  <manifest:file-entry manifest:full-path="Pictures/100000000000002E00000027BDE152EE81C0B7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 style:font-pitch="variable"/>
    <style:font-face style:name="MS Gothic" svg:font-family="'MS Gothic'" style:font-pitch="variable"/>
    <style:font-face style:name="Times New Roman" svg:font-family="'Times New Roman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a6a6a6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text">
      <style:graphic-properties draw:textarea-vertical-align="top" draw:auto-grow-height="true" fo:min-height="0cm" fo:min-width="0cm" fo:wrap-option="no-wrap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>
      <style:graphic-properties style:protect="size"/>
    </style:style>
    <style:style style:name="gr32" style:family="graphic" style:parent-style-name="standard" style:list-style-name="L3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17.344cm" fo:min-width="11.30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17.344cm" fo:min-width="11.3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draw:fill="solid" draw:fill-color="#f2f2f2" draw:textarea-horizontal-align="left" draw:textarea-vertical-align="top" draw:auto-grow-height="false" fo:min-height="0.534cm" fo:min-width="0.293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7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2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7cm" fo:min-width="1.044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d9d9d9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solid" draw:fill-color="#e6e6e6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solid" draw:fill-color="#d9d9d9" draw:textarea-horizontal-align="left" draw:textarea-vertical-align="top" draw:auto-grow-height="false" fo:min-height="0.533cm" fo:min-width="0.294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solid" draw:fill-color="#e6e6e6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.7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5.446cm" fo:min-width="8.104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71cm" svg:stroke-color="#000000" draw:stroke-linejoin="miter" svg:stroke-linecap="square" draw:fill="solid" draw:fill-color="#ffcd2d" draw:textarea-horizontal-align="left" draw:textarea-vertical-align="top" draw:auto-grow-height="false" fo:min-height="0.846cm" fo:min-width="8.099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5.446cm" fo:min-width="8.099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5.244cm" fo:min-width="8.104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71cm" svg:stroke-color="#000000" draw:stroke-linejoin="miter" svg:stroke-linecap="square" draw:fill="solid" draw:fill-color="#ffcd2d" draw:textarea-horizontal-align="left" draw:textarea-vertical-align="top" draw:auto-grow-height="false" fo:min-height="0.847cm" fo:min-width="8.09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min-height="5.244cm" fo:min-width="8.099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71cm" svg:stroke-color="#000000" draw:stroke-linejoin="miter" svg:stroke-linecap="square" draw:fill="solid" draw:fill-color="#d2a000" draw:textarea-horizontal-align="left" draw:textarea-vertical-align="top" draw:auto-grow-height="false" fo:min-height="0.852cm" fo:min-width="8.099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f2f2f2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none" draw:fill="solid" draw:fill-color="#f2f2f2" draw:textarea-horizontal-align="left" draw:textarea-vertical-align="top" draw:auto-grow-height="false" fo:min-height="0.226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0.688cm" fo:min-width="0.47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none" draw:fill="solid" draw:fill-color="#f2f2f2" draw:textarea-horizontal-align="left" draw:textarea-vertical-align="top" draw:auto-grow-height="false" fo:min-height="0.225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none" draw:fill="solid" draw:fill-color="#f2f2f2" draw:textarea-horizontal-align="left" draw:textarea-vertical-align="top" draw:auto-grow-height="false" fo:min-height="0.225cm" fo:min-width="0.00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0.688cm" fo:min-width="0.474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fill-color="#ffffff" fo:min-height="11.276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  <style:text-properties style:font-name="cmr10" fo:font-size="14pt" fo:font-style="normal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style:paragraph-properties fo:margin-left="0cm" fo:margin-right="0cm" fo:line-height="100%" fo:text-indent="0cm"/>
      <style:text-properties style:font-name="cmr10"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9" style:family="paragraph">
      <loext:graphic-properties draw:fill="solid" draw:fill-color="#d9d9d9"/>
      <style:paragraph-properties style:writing-mode="lr-tb" style:font-independent-line-spacing="true"/>
    </style:style>
    <style:style style:name="P10" style:family="paragraph">
      <loext:graphic-properties draw:fill="solid" draw:fill-color="#f2f2f2"/>
      <style:paragraph-properties style:writing-mode="lr-tb" style:font-independent-line-spacing="true"/>
    </style:style>
    <style:style style:name="P11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2" style:family="paragraph">
      <loext:graphic-properties draw:fill="solid" draw:fill-color="#b3b3b3"/>
      <style:paragraph-properties style:writing-mode="lr-tb" style:font-independent-line-spacing="true"/>
    </style:style>
    <style:style style:name="P13" style:family="paragraph">
      <style:text-properties style:font-name="cmr10" fo:font-size="14pt" fo:font-style="normal" fo:font-weight="normal" style:font-size-asian="14pt" style:font-weight-asian="normal" style:font-size-complex="14pt" style:font-weight-complex="normal"/>
    </style:style>
    <style:style style:name="P14" style:family="paragraph">
      <style:paragraph-properties fo:margin-left="0cm" fo:margin-right="0cm" fo:line-height="100%" fo:text-indent="0cm"/>
      <style:text-properties style:font-name="cmr10" fo:font-size="14pt" fo:font-style="normal" fo:font-weight="normal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18" style:family="paragraph">
      <loext:graphic-properties draw:fill="solid" draw:fill-color="#e6e6e6"/>
      <style:paragraph-properties fo:margin-left="0cm" fo:margin-right="0cm" fo:line-height="100%" fo:text-indent="0cm" style:writing-mode="lr-tb" style:font-independent-line-spacing="true"/>
      <style:text-properties style:font-name="cmr10" fo:font-weight="normal"/>
    </style:style>
    <style:style style:name="P19" style:family="paragraph">
      <loext:graphic-properties draw:fill="solid" draw:fill-color="#f2f2f2"/>
      <style:paragraph-properties style:writing-mode="lr-tb" style:font-independent-line-spacing="true"/>
      <style:text-properties style:font-name="cmr10" fo:font-weight="normal"/>
    </style:style>
    <style:style style:name="P20" style:family="paragraph">
      <loext:graphic-properties draw:fill="solid" draw:fill-color="#000000"/>
      <style:paragraph-properties style:writing-mode="lr-tb" style:font-independent-line-spacing="true"/>
      <style:text-properties style:font-name="cmr10" fo:font-weight="normal"/>
    </style:style>
    <style:style style:name="P21" style:family="paragraph">
      <loext:graphic-properties draw:fill="solid" draw:fill-color="#606060"/>
      <style:paragraph-properties style:writing-mode="lr-tb" style:font-independent-line-spacing="true"/>
      <style:text-properties style:font-name="cmr10" fo:font-weight="normal"/>
    </style:style>
    <style:style style:name="P22" style:family="paragraph">
      <loext:graphic-properties draw:fill="solid" draw:fill-color="#e6e6e6" draw:opacity="100%"/>
      <style:paragraph-properties style:writing-mode="lr-tb" style:font-independent-line-spacing="true"/>
      <style:text-properties style:font-name="cmr10" fo:font-weight="normal"/>
    </style:style>
    <style:style style:name="P23" style:family="paragraph">
      <style:paragraph-properties fo:margin-left="0cm" fo:margin-right="0cm" fo:line-height="100%" fo:text-indent="0cm"/>
      <style:text-properties style:font-name="cmr10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tyle="italic" fo:font-weight="normal" style:font-weight-asian="normal" style:font-weight-complex="normal"/>
    </style:style>
    <style:style style:name="P25" style:family="paragraph">
      <loext:graphic-properties draw:fill="solid" draw:fill-color="#e6e6e6"/>
      <style:paragraph-properties style:writing-mode="lr-tb" style:font-independent-line-spacing="true"/>
      <style:text-properties style:font-name="cmr10" fo:font-weight="normal"/>
    </style:style>
    <style:style style:name="P26" style:family="paragraph">
      <loext:graphic-properties draw:fill="solid" draw:fill-color="#ffffff"/>
      <style:paragraph-properties style:writing-mode="lr-tb" style:font-independent-line-spacing="true"/>
      <style:text-properties style:font-name="cmr10" fo:font-weight="normal"/>
    </style:style>
    <style:style style:name="P27" style:family="paragraph">
      <style:paragraph-properties fo:margin-left="0cm" fo:margin-right="0cm" fo:line-height="100%" fo:text-indent="0cm"/>
      <style:text-properties style:font-name="cmr10" fo:font-size="14pt" fo:font-weight="normal"/>
    </style:style>
    <style:style style:name="P2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weight="normal"/>
    </style:style>
    <style:style style:name="P29" style:family="paragraph">
      <loext:graphic-properties draw:fill="solid" draw:fill-color="#d9d9d9"/>
      <style:paragraph-properties style:writing-mode="lr-tb" style:font-independent-line-spacing="true"/>
      <style:text-properties style:font-name="cmr10" fo:font-weight="normal"/>
    </style:style>
    <style:style style:name="P30" style:family="paragraph">
      <loext:graphic-properties draw:fill="solid" draw:fill-color="#b3b3b3"/>
      <style:paragraph-properties style:writing-mode="lr-tb" style:font-independent-line-spacing="true"/>
      <style:text-properties style:font-name="cmr10" fo:font-weight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cmr10" fo:font-weight="normal"/>
    </style:style>
    <style:style style:name="P32" style:family="paragraph">
      <style:paragraph-properties fo:margin-left="0cm" fo:margin-right="0cm" fo:line-height="100%" fo:text-indent="0cm"/>
      <style:text-properties style:font-name="cmr10" fo:font-weight="normal"/>
    </style:style>
    <style:style style:name="P3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tyle="italic" fo:font-weight="normal"/>
    </style:style>
    <style:style style:name="P34" style:family="paragraph">
      <loext:graphic-properties draw:fill="solid" draw:fill-color="#000000"/>
      <style:paragraph-properties style:writing-mode="lr-tb" style:font-independent-line-spacing="true"/>
      <style:text-properties style:font-name="cmr10" fo:font-size="14pt" fo:font-weight="normal"/>
    </style:style>
    <style:style style:name="P35" style:family="paragraph">
      <style:paragraph-properties fo:margin-left="0cm" fo:margin-right="0cm" fo:line-height="100%" fo:text-indent="0cm"/>
      <style:text-properties style:font-name="cmr10" fo:font-size="14pt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weight="normal" style:font-weight-asian="normal" style:font-weight-complex="normal"/>
    </style:style>
    <style:style style:name="P37" style:family="paragraph">
      <style:paragraph-properties fo:margin-left="0cm" fo:margin-right="0cm" fo:line-height="100%" fo:text-indent="0cm"/>
      <style:text-properties style:font-name="cmr10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margin-left="0cm" fo:margin-right="0cm" fo:line-height="100%" fo:text-indent="0cm"/>
      <style:text-properties style:font-name="cmr10" fo:font-size="16pt" fo:font-style="italic" fo:font-weight="normal" style:font-weight-asian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6pt" fo:font-style="italic" fo:font-weight="normal" style:font-weight-asian="normal" style:font-weight-complex="normal"/>
    </style:style>
    <style:style style:name="P41" style:family="paragraph">
      <style:paragraph-properties fo:margin-left="0cm" fo:margin-right="0cm" fo:line-height="100%" fo:text-indent="0cm"/>
      <style:text-properties style:font-name="cmr10" fo:font-style="italic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weight="normal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weight="normal" style:font-weight-asian="normal" style:font-weight-complex="normal"/>
    </style:style>
    <style:style style:name="P44" style:family="paragraph">
      <style:paragraph-properties fo:margin-left="0cm" fo:margin-right="0cm" fo:line-height="100%" fo:text-align="center" fo:text-indent="0cm"/>
      <style:text-properties style:font-name="cmr10" fo:font-size="16pt" fo:font-style="italic" fo:font-weight="normal" style:font-weight-asian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cmr10" fo:font-size="16pt" fo:font-style="italic" fo:font-weight="normal" style:font-weight-asian="normal" style:font-weight-complex="normal"/>
    </style:style>
    <style:style style:name="P46" style:family="paragraph">
      <style:text-properties style:font-name="cmr10" fo:font-size="14pt" style:font-size-asian="12pt" style:font-size-complex="12pt"/>
    </style:style>
    <style:style style:name="P47" style:family="paragraph">
      <loext:graphic-properties draw:fill="none" draw:fill-color="#ffffff"/>
      <style:text-properties fo:color="#000000" style:font-name="cmr10" fo:font-size="14pt" style:font-size-asian="12pt" style:font-size-complex="12pt"/>
    </style:style>
    <style:style style:name="P48" style:family="paragraph">
      <style:text-properties style:font-name="cmr10" fo:font-size="12pt" style:font-size-asian="12pt" style:font-size-complex="12pt"/>
    </style:style>
    <style:style style:name="P49" style:family="paragraph">
      <loext:graphic-properties draw:fill="none" draw:fill-color="#ffffff"/>
      <style:text-properties fo:color="#000000" style:font-name="cmr10" fo:font-size="12pt" style:font-size-asian="12pt" style:font-size-complex="12pt"/>
    </style:style>
    <style:style style:name="P50" style:family="paragraph">
      <loext:graphic-properties draw:fill="solid" draw:fill-color="#ffcd2d"/>
      <style:paragraph-properties style:writing-mode="lr-tb" style:font-independent-line-spacing="true"/>
    </style:style>
    <style:style style:name="P51" style:family="paragraph">
      <loext:graphic-properties draw:fill="solid" draw:fill-color="#d2a000"/>
      <style:paragraph-properties style:writing-mode="lr-tb" style:font-independent-line-spacing="true"/>
    </style:style>
    <style:style style:name="P52" style:family="paragraph">
      <style:paragraph-properties fo:margin-left="0cm" fo:margin-right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4" style:family="paragraph">
      <loext:graphic-properties draw:fill="none" draw:fill-color="#00b8ff"/>
      <style:paragraph-properties fo:text-align="center" style:writing-mode="lr-tb"/>
    </style:style>
    <style:style style:name="T1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fo:language="en" fo:country="US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" style:family="text">
      <style:text-properties fo:color="#000000" style:font-name="cmr10" fo:font-size="20pt" fo:language="en" fo:country="US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4" style:family="text">
      <style:text-properties fo:color="#000000" fo:language="en" fo:country="GB" style:font-name-asian="Arial" style:font-size-asian="12pt" style:language-asian="en" style:country-asian="GB" style:font-weight-asian="bold" style:font-name-complex="Arial" style:font-size-complex="12pt" style:language-complex="en" style:country-complex="GB" style:font-weight-complex="bold"/>
    </style:style>
    <style:style style:name="T5" style:family="text">
      <style:text-properties fo:color="#000000" fo:language="en" fo:country="GB" style:font-name-asian="Arial" style:font-size-asian="12pt" style:language-asian="en" style:country-asian="GB" style:font-weight-asian="normal" style:font-name-complex="Arial" style:font-size-complex="12pt" style:language-complex="en" style:country-complex="GB" style:font-weight-complex="normal"/>
    </style:style>
    <style:style style:name="T6" style:family="text">
      <style:text-properties fo:color="#000000" fo:language="en" fo:country="GB" style:font-name-asian="Arial" style:font-size-asian="14pt" style:language-asian="en" style:country-asian="GB" style:font-weight-asian="normal" style:font-name-complex="Arial" style:font-size-complex="14pt" style:language-complex="en" style:country-complex="GB" style:font-weight-complex="normal"/>
    </style:style>
    <style:style style:name="T7" style:family="text">
      <style:text-properties fo:color="#000000" style:font-name="cmr10" fo:language="en" fo:country="US" fo:font-weight="normal" style:font-name-asian="Arial" style:font-size-asian="18pt" style:language-asian="en" style:country-asian="US" style:font-weight-asian="normal" style:font-name-complex="Arial" style:font-size-complex="18pt" style:language-complex="en" style:country-complex="US" style:font-weight-complex="normal"/>
    </style:style>
    <style:style style:name="T8" style:family="text">
      <style:text-properties fo:color="#000000" style:font-name="cmr10" fo:font-size="16pt" fo:language="en" fo:country="GB" fo:font-weight="normal" style:font-name-asian="Arial" style:font-size-asian="16pt" style:language-asian="en" style:country-asian="GB" style:font-weight-asian="normal" style:font-name-complex="Arial" style:font-size-complex="16pt" style:language-complex="en" style:country-complex="GB" style:font-weight-complex="normal"/>
    </style:style>
    <style:style style:name="T9" style:family="text">
      <style:text-properties fo:color="#c00000" fo:font-size="16pt" fo:language="en" fo:country="GB" style:font-name-asian="Arial" style:font-size-asian="16pt" style:language-asian="en" style:country-asian="GB" style:font-weight-asian="bold" style:font-name-complex="Arial" style:font-size-complex="16pt" style:language-complex="en" style:country-complex="GB" style:font-weight-complex="bold"/>
    </style:style>
    <style:style style:name="T10" style:family="text">
      <style:text-properties fo:color="#c00000" fo:font-size="16pt" fo:language="en" fo:country="GB" style:font-name-asian="Arial" style:font-size-asian="16pt" style:language-asian="en" style:country-asian="GB" style:font-weight-asian="normal" style:font-name-complex="Arial" style:font-size-complex="16pt" style:language-complex="en" style:country-complex="GB" style:font-weight-complex="normal"/>
    </style:style>
    <style:style style:name="T11" style:family="text">
      <style:text-properties fo:color="#000000" style:font-name="cmr10" fo:language="en" fo:country="GB" fo:font-weight="normal" style:font-name-asian="Arial" style:font-size-asian="18pt" style:language-asian="en" style:country-asian="GB" style:font-weight-asian="normal" style:font-name-complex="Arial" style:font-size-complex="18pt" style:language-complex="en" style:country-complex="GB" style:font-weight-complex="normal"/>
    </style:style>
    <style:style style:name="T12" style:family="text">
      <style:text-properties fo:color="#000000" style:font-size-asian="12pt" style:font-size-complex="12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5" style:family="text">
      <style:text-properties fo:color="#000000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ounded Rectangle 75" draw:style-name="gr1" draw:text-style-name="P1" draw:layer="layout" svg:width="3.175cm" svg:height="2.58cm" svg:x="11.831cm" svg:y="3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784cm" svg:y="3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829cm" svg:y="5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7.62cm" svg:y="6.6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5.464cm" svg:y="8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7.011cm" svg:y="9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9.538cm" svg:y="7.139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10.389cm 7.157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10.159cm 7.126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935cm 7.126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782cm" svg:y="5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3.6cm" svg:y="6.6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5.147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1.417cm" svg:y="8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965cm" svg:y="9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2.005cm 5.457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798cm" svg:y="14.142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879cm" svg:y="14.137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8" draw:layer="layout" svg:width="3.266cm" svg:height="0.853cm" svg:x="14.616cm" svg:y="12.325cm">
          <text:list text:style-name="L1">
            <text:list-header>
              <text:p text:style-name="P7"><text:span text:style-name="T1">400 - 8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8" draw:layer="layout" svg:width="2.022cm" svg:height="0.853cm" svg:x="18.573cm" svg:y="9.124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8" draw:layer="layout" svg:width="2.022cm" svg:height="0.853cm" svg:x="22.226cm" svg:y="5.935cm">
          <text:list text:style-name="L1">
            <text:list-header>
              <text:p text:style-name="P7"><text:span text:style-name="T1">4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8" draw:layer="layout" svg:width="2.022cm" svg:height="0.853cm" svg:x="16.639cm" svg:y="10.724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9.194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9" draw:layer="layout" svg:width="0.794cm" svg:height="0.794cm" draw:transform="rotate (-1.5707963267949) translate (16.369cm 7.139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3.215cm" svg:y="9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10" draw:layer="layout" svg:width="0.793cm" svg:height="0.793cm" draw:transform="rotate (-3.14159265358979) translate (6.018cm 11.023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9.194cm" svg:y="9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742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789cm" svg:y="1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1.098cm" svg:y="11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2.646cm" svg:y="1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7.051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8.599cm" svg:y="1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952cm 10.316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5.476cm 10.281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5.732cm 10.281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5.229cm 10.302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1" draw:layer="layout" svg:width="1.543cm" svg:height="1.548cm" svg:x="4.758cm" svg:y="9.904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10" draw:layer="layout" svg:width="0.794cm" svg:height="0.787cm" draw:transform="rotate (-1.5707963267949) translate (12.038cm 10.253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986cm 10.253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1.514cm 10.253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763cm 10.253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1.273cm 10.305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1" draw:layer="layout" svg:width="1.543cm" svg:height="1.548cm" svg:x="10.791cm" svg:y="9.904cm">
          <text:p/>
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9.7cm 7.126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1" draw:layer="layout" svg:width="1.543cm" svg:height="1.548cm" draw:transform="rotate (-1.5707963267949) translate (10.76cm 6.769cm)">
          <text:p/>
          <draw:enhanced-geometry svg:viewBox="0 0 555625 557212" draw:extrusion-allowed="true" draw:glue-points="0 278606 277813 0 555626 278606 277813 557212 0 278606 138906 278606 277812 418306 416718 278606 277812 138906 138906 278606" draw:glue-point-type="0 278606 277813 0 555626 278606 277813 557212 0 278606 138906 278606 277812 418306 416718 278606 277812 138906 138906 278606" draw:type="non-primitive" draw:enhanced-path="M 0 278606 C 0 124736 124381 0 277813 0 C 431245 0 555626 124736 555626 278606 C 555626 432476 431245 557212 277813 557212 C 124381 557212 0 432476 0 278606 Z M 138906 278606 C 138906 355760 201096 418306 277812 418306 C 354528 418306 416718 355760 416718 278606 C 416718 201452 354528 138906 277812 138906 C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2" draw:layer="layout" svg:width="0.794cm" svg:height="0.127cm" draw:transform="rotate (-1.5707963267949) translate (16.394cm 7.104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2" draw:layer="layout" svg:width="0.794cm" svg:height="0.127cm" draw:transform="rotate (-1.5707963267949) translate (15.918cm 7.104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2" draw:layer="layout" svg:width="0.794cm" svg:height="0.127cm" draw:transform="rotate (-1.5707963267949) translate (16.169cm 7.104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2" draw:layer="layout" svg:width="0.794cm" svg:height="0.127cm" draw:transform="rotate (-1.5707963267949) translate (15.688cm 7.117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1" draw:layer="layout" svg:width="1.543cm" svg:height="1.552cm" svg:x="15.196cm" svg:y="6.738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1.377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7.33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3.419cm" svg:y="3.925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20.505cm" svg:y="4.696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8" draw:layer="layout" svg:width="2.022cm" svg:height="0.853cm" svg:x="20.359cm" svg:y="7.523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5" draw:text-style-name="P13" draw:layer="layout" svg:width="0.752cm" svg:height="0.843cm" svg:x="0.49cm" svg:y="10.924cm">
          <text:list text:style-name="L2">
            <text:list-header>
              <text:p text:style-name="P13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6" draw:text-style-name="P15" draw:layer="layout" svg:width="0.752cm" svg:height="0.853cm" svg:x="9.149cm" svg:y="4.579cm">
          <text:list text:style-name="L1">
            <text:list-header>
              <text:p text:style-name="P14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7" draw:text-style-name="P15" draw:layer="layout" svg:width="0.752cm" svg:height="0.853cm" svg:x="6.975cm" svg:y="6.135cm">
          <text:list text:style-name="L1">
            <text:list-header>
              <text:p text:style-name="P14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8" draw:text-style-name="P15" draw:layer="layout" svg:width="0.752cm" svg:height="0.853cm" svg:x="11.217cm" svg:y="3.026cm">
          <text:list text:style-name="L1">
            <text:list-header>
              <text:p text:style-name="P14"><text:span text:style-name="T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9" draw:text-style-name="P15" draw:layer="layout" svg:width="0.752cm" svg:height="0.853cm" svg:x="4.779cm" svg:y="7.723cm">
          <text:list text:style-name="L1">
            <text:list-header>
              <text:p text:style-name="P14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30" draw:text-style-name="P15" draw:layer="layout" svg:width="0.752cm" svg:height="0.853cm" svg:x="2.574cm" svg:y="9.324cm">
          <text:list text:style-name="L1">
            <text:list-header>
              <text:p text:style-name="P14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4.499cm" svg:y="4.723cm">
          <text:p/>
          <draw:enhanced-geometry svg:viewBox="0 0 21600 21600" draw:type="rectangle" draw:enhanced-path="M 0 0 L 21600 0 21600 21600 0 21600 0 0 Z N"/>
        </draw:custom-shape>
        <draw:custom-shape draw:name="Rectangle 100" draw:style-name="gr22" draw:text-style-name="P3" draw:layer="layout" svg:width="0.199cm" svg:height="0.198cm" svg:x="19.301cm" svg:y="3.9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1" draw:layer="layout" svg:width="0.004cm" svg:height="43.035cm" svg:x="0cm" svg:y="0.841cm" draw:page-number="1" presentation:class="page"/>
          <draw:frame presentation:style-name="pr1" draw:text-style-name="P16" draw:layer="layout" svg:width="16.267cm" svg:height="11.276cm" svg:x="1.397cm" svg:y="11.9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Rectangle 49" draw:style-name="gr32" draw:text-style-name="P17" draw:layer="layout" svg:width="11.801cm" svg:height="17.604cm" svg:x="0.701cm" svg:y="0.723cm">
          <text:list text:style-name="L3">
            <text:list-header>
              <text:p text:style-name="P52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le 1" draw:style-name="gr33" draw:text-style-name="P18" draw:layer="layout" svg:width="3.175cm" svg:height="2.58cm" svg:x="1.455cm" svg:y="7.924cm">
          <text:list text:style-name="L3">
            <text:list-header>
              <text:p text:style-name="P32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34" draw:text-style-name="P19" draw:layer="layout" svg:width="0.794cm" svg:height="0.793cm" draw:transform="rotate (-3.14159265358979) translate (4.26cm 9.109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0" draw:layer="layout" svg:width="0.124cm" svg:height="0.127cm" svg:x="3.029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8" draw:style-name="gr15" draw:text-style-name="P21" draw:layer="layout" svg:width="0.788cm" svg:height="0.128cm" draw:transform="rotate (-1.5707963267949) translate (4.193cm 8.402cm)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6" draw:text-style-name="P21" draw:layer="layout" svg:width="0.793cm" svg:height="0.128cm" draw:transform="rotate (-1.5707963267949) translate (3.717cm 8.367cm)">
              <text:p/>
              <draw:enhanced-geometry svg:viewBox="0 0 21600 21600" draw:type="rectangle" draw:enhanced-path="M 0 0 L 21600 0 21600 21600 0 21600 0 0 Z N"/>
            </draw:custom-shape>
            <draw:custom-shape draw:name="Rectangle 10" draw:style-name="gr16" draw:text-style-name="P21" draw:layer="layout" svg:width="0.793cm" svg:height="0.128cm" draw:transform="rotate (-1.5707963267949) translate (3.973cm 8.367cm)">
              <text:p/>
              <draw:enhanced-geometry svg:viewBox="0 0 21600 21600" draw:type="rectangle" draw:enhanced-path="M 0 0 L 21600 0 21600 21600 0 21600 0 0 Z N"/>
            </draw:custom-shape>
            <draw:custom-shape draw:name="Rectangle 11" draw:style-name="gr15" draw:text-style-name="P21" draw:layer="layout" svg:width="0.788cm" svg:height="0.128cm" draw:transform="rotate (-1.5707963267949) translate (3.47cm 8.388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7" draw:style-name="gr17" draw:text-style-name="P22" draw:layer="layout" svg:width="1.543cm" svg:height="1.548cm" svg:x="2.999cm" svg:y="7.99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TextBox 97" draw:style-name="gr35" draw:text-style-name="P24" draw:layer="layout" svg:width="5.485cm" svg:height="1.108cm" svg:x="3.9cm" svg:y="0.935cm">
          <text:p text:style-name="P23"><text:span text:style-name="T3">Non-roving task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13" draw:style-name="gr1" draw:text-style-name="P25" draw:layer="layout" svg:width="3.175cm" svg:height="2.58cm" svg:x="6.257cm" svg:y="5.5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36" draw:text-style-name="P26" draw:layer="layout" svg:width="0.793cm" svg:height="0.794cm" svg:x="8.176cm" svg:y="5.997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0" draw:layer="layout" svg:width="0.794cm" svg:height="0.128cm" draw:transform="rotate (-1.5707963267949) translate (9.027cm 6.015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0" draw:layer="layout" svg:width="0.794cm" svg:height="0.119cm" draw:transform="rotate (-1.5707963267949) translate (8.796cm 5.984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0" draw:layer="layout" svg:width="0.794cm" svg:height="0.128cm" draw:transform="rotate (-1.5707963267949) translate (8.573cm 5.984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0" draw:layer="layout" svg:width="0.123cm" svg:height="0.128cm" svg:x="7.832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1" draw:style-name="gr5" draw:text-style-name="P20" draw:layer="layout" svg:width="0.794cm" svg:height="0.128cm" draw:transform="rotate (-1.5707963267949) translate (8.339cm 5.984cm)">
          <text:p/>
          <draw:enhanced-geometry svg:viewBox="0 0 21600 21600" draw:type="rectangle" draw:enhanced-path="M 0 0 L 21600 0 21600 21600 0 21600 0 0 Z N"/>
        </draw:custom-shape>
        <draw:custom-shape draw:name="Donut 21" draw:style-name="gr17" draw:text-style-name="P22" draw:layer="layout" svg:width="1.543cm" svg:height="1.548cm" draw:transform="rotate (-1.5707963267949) translate (9.397cm 5.627cm)">
          <text:p/>
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37" draw:text-style-name="P28" draw:layer="layout" svg:width="2.267cm" svg:height="1.445cm" svg:x="9.631cm" svg:y="6.187cm">
          <text:list text:style-name="L1">
            <text:list-header>
              <text:p text:style-name="P27"><text:span text:style-name="T4">Higher </text:span></text:p>
              <text:p text:style-name="P27"><text:span text:style-name="T4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23" draw:style-name="gr1" draw:text-style-name="P25" draw:layer="layout" svg:width="3.175cm" svg:height="2.58cm" svg:x="6.31cm" svg:y="1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0" draw:layer="layout" svg:width="0.124cm" svg:height="0.128cm" svg:x="7.858cm" svg:y="11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29" draw:layer="layout" svg:width="0.794cm" svg:height="0.794cm" draw:transform="rotate (-1.5707963267949) translate (9.08cm 10.539cm)">
          <text:p/>
          <draw:enhanced-geometry svg:viewBox="0 0 21600 21600" draw:type="rectangle" draw:enhanced-path="M 0 0 L 21600 0 21600 21600 0 21600 0 0 Z N"/>
        </draw:custom-shape>
        <draw:g draw:name="Group 6">
          <draw:custom-shape draw:name="Rectangle 27" draw:style-name="gr20" draw:text-style-name="P30" draw:layer="layout" svg:width="0.794cm" svg:height="0.127cm" draw:transform="rotate (-1.5707963267949) translate (9.105cm 10.504cm)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20" draw:text-style-name="P30" draw:layer="layout" svg:width="0.794cm" svg:height="0.127cm" draw:transform="rotate (-1.5707963267949) translate (8.629cm 10.504cm)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20" draw:text-style-name="P30" draw:layer="layout" svg:width="0.794cm" svg:height="0.127cm" draw:transform="rotate (-1.5707963267949) translate (8.88cm 10.504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0" draw:text-style-name="P30" draw:layer="layout" svg:width="0.794cm" svg:height="0.127cm" draw:transform="rotate (-1.5707963267949) translate (8.399cm 10.517cm)">
            <text:p/>
            <draw:enhanced-geometry svg:viewBox="0 0 21600 21600" draw:type="rectangle" draw:enhanced-path="M 0 0 L 21600 0 21600 21600 0 21600 0 0 Z N"/>
          </draw:custom-shape>
        </draw:g>
        <draw:custom-shape draw:name="Donut 31" draw:style-name="gr21" draw:text-style-name="P22" draw:layer="layout" svg:width="1.543cm" svg:height="1.552cm" svg:x="7.907cm" svg:y="10.138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38" draw:text-style-name="P28" draw:layer="layout" svg:width="2.267cm" svg:height="1.445cm" svg:x="9.701cm" svg:y="10.576cm">
          <text:list text:style-name="L1">
            <text:list-header>
              <text:p text:style-name="P27"><text:span text:style-name="T4">Lower </text:span></text:p>
              <text:p text:style-name="P27"><text:span text:style-name="T4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8" draw:style-name="gr39" draw:text-style-name="P31" draw:layer="layout" draw:type="line" svg:x1="5cm" svg:y1="8.964cm" svg:x2="5.9cm" svg:y2="8.161cm" svg:d="M5000 8964l900-803" svg:viewBox="0 0 901 804">
          <text:p/>
        </draw:connector>
        <draw:connector draw:name="Straight Arrow Connector 41" draw:style-name="gr39" draw:text-style-name="P31" draw:layer="layout" draw:type="line" svg:x1="5cm" svg:y1="9.432cm" svg:x2="5.962cm" svg:y2="10.201cm" svg:d="M5000 9432l962 769" svg:viewBox="0 0 963 770">
          <text:p/>
        </draw:connector>
        <draw:custom-shape draw:name="Rectangle 50" draw:style-name="gr40" draw:text-style-name="P3" draw:layer="layout" svg:width="11.8cm" svg:height="17.604cm" svg:x="12.903cm" svg:y="0.723cm">
          <text:p/>
          <draw:enhanced-geometry svg:viewBox="0 0 21600 21600" draw:type="rectangle" draw:enhanced-path="M 0 0 L 21600 0 21600 21600 0 21600 0 0 Z N"/>
        </draw:custom-shape>
        <draw:custom-shape draw:name="Rounded Rectangle 51" draw:style-name="gr2" draw:text-style-name="P25" draw:layer="layout" svg:width="3.175cm" svg:height="2.579cm" svg:x="13.732cm" svg:y="5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41" draw:text-style-name="P19" draw:layer="layout" svg:width="0.793cm" svg:height="0.794cm" draw:transform="rotate (-3.14159265358979) translate (16.535cm 6.509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0" draw:layer="layout" svg:width="0.124cm" svg:height="0.128cm" svg:x="15.306cm" svg:y="6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42" draw:text-style-name="P21" draw:layer="layout" svg:width="0.787cm" svg:height="0.128cm" draw:transform="rotate (-1.5707963267949) translate (16.469cm 5.801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43" draw:text-style-name="P21" draw:layer="layout" svg:width="0.792cm" svg:height="0.128cm" draw:transform="rotate (-1.5707963267949) translate (15.993cm 5.766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43" draw:text-style-name="P21" draw:layer="layout" svg:width="0.792cm" svg:height="0.128cm" draw:transform="rotate (-1.5707963267949) translate (16.249cm 5.766cm)">
              <text:p/>
              <draw:enhanced-geometry svg:viewBox="0 0 21600 21600" draw:type="rectangle" draw:enhanced-path="M 0 0 L 21600 0 21600 21600 0 21600 0 0 Z N"/>
            </draw:custom-shape>
            <draw:custom-shape draw:name="Rectangle 60" draw:style-name="gr42" draw:text-style-name="P21" draw:layer="layout" svg:width="0.787cm" svg:height="0.128cm" draw:transform="rotate (-1.5707963267949) translate (15.746cm 5.787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56" draw:style-name="gr44" draw:text-style-name="P22" draw:layer="layout" svg:width="1.544cm" svg:height="1.547cm" svg:x="15.275cm" svg:y="5.389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TextBox 97" draw:style-name="gr45" draw:text-style-name="P33" draw:layer="layout" svg:width="4.215cm" svg:height="1.108cm" svg:x="16.651cm" svg:y="0.935cm">
          <text:list text:style-name="L1">
            <text:list-header>
              <text:p text:style-name="P32"><text:span text:style-name="T3">Roving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2" draw:style-name="gr1" draw:text-style-name="P25" draw:layer="layout" svg:width="3.175cm" svg:height="2.58cm" svg:x="18.534cm" svg:y="2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4" draw:text-style-name="P26" draw:layer="layout" svg:width="0.794cm" svg:height="0.794cm" svg:x="20.452cm" svg:y="3.4cm">
          <text:p/>
          <draw:enhanced-geometry svg:viewBox="0 0 21600 21600" draw:type="rectangle" draw:enhanced-path="M 0 0 L 21600 0 21600 21600 0 21600 0 0 Z N"/>
        </draw:custom-shape>
        <draw:custom-shape draw:name="Rectangle 18" draw:style-name="gr46" draw:text-style-name="P34" draw:layer="layout" svg:width="0.793cm" svg:height="0.128cm" draw:transform="rotate (-1.5707963267949) translate (21.303cm 3.418cm)">
          <text:p/>
          <draw:enhanced-geometry svg:viewBox="0 0 21600 21600" draw:type="rectangle" draw:enhanced-path="M 0 0 L 21600 0 21600 21600 0 21600 0 0 Z N"/>
        </draw:custom-shape>
        <draw:custom-shape draw:name="Rectangle 19" draw:style-name="gr46" draw:text-style-name="P20" draw:layer="layout" svg:width="0.793cm" svg:height="0.119cm" draw:transform="rotate (-1.5707963267949) translate (21.073cm 3.387cm)">
          <text:p/>
          <draw:enhanced-geometry svg:viewBox="0 0 21600 21600" draw:type="rectangle" draw:enhanced-path="M 0 0 L 21600 0 21600 21600 0 21600 0 0 Z N"/>
        </draw:custom-shape>
        <draw:custom-shape draw:name="Rectangle 20" draw:style-name="gr46" draw:text-style-name="P20" draw:layer="layout" svg:width="0.793cm" svg:height="0.128cm" draw:transform="rotate (-1.5707963267949) translate (20.849cm 3.387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0" draw:layer="layout" svg:width="0.124cm" svg:height="0.128cm" svg:x="20.108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1" draw:style-name="gr46" draw:text-style-name="P20" draw:layer="layout" svg:width="0.793cm" svg:height="0.127cm" draw:transform="rotate (-1.5707963267949) translate (20.614cm 3.387cm)">
          <text:p/>
          <draw:enhanced-geometry svg:viewBox="0 0 21600 21600" draw:type="rectangle" draw:enhanced-path="M 0 0 L 21600 0 21600 21600 0 21600 0 0 Z N"/>
        </draw:custom-shape>
        <draw:custom-shape draw:name="Donut 69" draw:style-name="gr47" draw:text-style-name="P22" draw:layer="layout" svg:width="1.544cm" svg:height="1.548cm" draw:transform="rotate (-1.5707963267949) translate (21.674cm 3.029cm)">
          <text:p/>
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48" draw:text-style-name="P36" draw:layer="layout" svg:width="2.267cm" svg:height="1.445cm" svg:x="21.908cm" svg:y="3.585cm">
          <text:list text:style-name="L1">
            <text:list-header>
              <text:p text:style-name="P35"><text:span text:style-name="T5">Higher </text:span></text:p>
              <text:p text:style-name="P35"><text:span text:style-name="T5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1" draw:style-name="gr1" draw:text-style-name="P25" draw:layer="layout" svg:width="3.175cm" svg:height="2.58cm" svg:x="18.587cm" svg:y="7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72" draw:style-name="gr3" draw:text-style-name="P20" draw:layer="layout" svg:width="0.123cm" svg:height="0.128cm" svg:x="20.135cm" svg:y="8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9" draw:text-style-name="P29" draw:layer="layout" svg:width="0.793cm" svg:height="0.793cm" draw:transform="rotate (-1.5707963267949) translate (21.355cm 7.938cm)">
          <text:p/>
          <draw:enhanced-geometry svg:viewBox="0 0 21600 21600" draw:type="rectangle" draw:enhanced-path="M 0 0 L 21600 0 21600 21600 0 21600 0 0 Z N"/>
        </draw:custom-shape>
        <draw:g draw:name="Group 6">
          <draw:custom-shape draw:name="Rectangle 75" draw:style-name="gr20" draw:text-style-name="P30" draw:layer="layout" svg:width="0.794cm" svg:height="0.128cm" draw:transform="rotate (-1.5707963267949) translate (21.383cm 7.902cm)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20" draw:text-style-name="P30" draw:layer="layout" svg:width="0.794cm" svg:height="0.128cm" draw:transform="rotate (-1.5707963267949) translate (20.906cm 7.902cm)">
            <text:p/>
            <draw:enhanced-geometry svg:viewBox="0 0 21600 21600" draw:type="rectangle" draw:enhanced-path="M 0 0 L 21600 0 21600 21600 0 21600 0 0 Z N"/>
          </draw:custom-shape>
          <draw:custom-shape draw:name="Rectangle 77" draw:style-name="gr20" draw:text-style-name="P30" draw:layer="layout" svg:width="0.794cm" svg:height="0.128cm" draw:transform="rotate (-1.5707963267949) translate (21.158cm 7.902cm)">
            <text:p/>
            <draw:enhanced-geometry svg:viewBox="0 0 21600 21600" draw:type="rectangle" draw:enhanced-path="M 0 0 L 21600 0 21600 21600 0 21600 0 0 Z N"/>
          </draw:custom-shape>
          <draw:custom-shape draw:name="Rectangle 78" draw:style-name="gr20" draw:text-style-name="P30" draw:layer="layout" svg:width="0.794cm" svg:height="0.128cm" draw:transform="rotate (-1.5707963267949) translate (20.677cm 7.915cm)">
            <text:p/>
            <draw:enhanced-geometry svg:viewBox="0 0 21600 21600" draw:type="rectangle" draw:enhanced-path="M 0 0 L 21600 0 21600 21600 0 21600 0 0 Z N"/>
          </draw:custom-shape>
        </draw:g>
        <draw:custom-shape draw:name="Donut 79" draw:style-name="gr50" draw:text-style-name="P22" draw:layer="layout" svg:width="1.544cm" svg:height="1.552cm" svg:x="20.183cm" svg:y="7.536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51" draw:text-style-name="P38" draw:layer="layout" svg:width="2.267cm" svg:height="1.445cm" svg:x="21.978cm" svg:y="7.974cm">
          <text:list text:style-name="L1">
            <text:list-header>
              <text:p text:style-name="P37"><text:span text:style-name="T6">Lower </text:span></text:p>
              <text:p text:style-name="P37"><text:span text:style-name="T6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52" draw:text-style-name="P40" draw:layer="layout" svg:width="2.288cm" svg:height="0.937cm" svg:x="14.207cm" svg:y="1.936cm">
          <text:list text:style-name="L1">
            <text:list-header>
              <text:p text:style-name="P39"><text:span text:style-name="T7">S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53" draw:text-style-name="P24" draw:layer="layout" svg:width="1.598cm" svg:height="0.937cm" svg:x="19.301cm" svg:y="1.936cm">
          <text:list text:style-name="L1">
            <text:list-header>
              <text:p text:style-name="P41"><text:span text:style-name="T8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84" draw:style-name="gr39" draw:text-style-name="P31" draw:layer="layout" draw:type="line" svg:x1="17.277cm" svg:y1="6.367cm" svg:x2="18.178cm" svg:y2="5.564cm" svg:d="M17277 6367l901-803" svg:viewBox="0 0 902 804">
          <text:p/>
        </draw:connector>
        <draw:connector draw:name="Straight Arrow Connector 85" draw:style-name="gr39" draw:text-style-name="P31" draw:layer="layout" draw:type="line" svg:x1="17.277cm" svg:y1="6.834cm" svg:x2="18.24cm" svg:y2="7.598cm" svg:d="M17277 6834l963 764" svg:viewBox="0 0 964 765">
          <text:p/>
        </draw:connector>
        <draw:custom-shape draw:name="Rounded Rectangle 117" draw:style-name="gr1" draw:text-style-name="P25" draw:layer="layout" svg:width="3.175cm" svg:height="2.58cm" svg:x="13.701cm" svg:y="13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0" draw:style-name="gr3" draw:text-style-name="P20" draw:layer="layout" svg:width="0.124cm" svg:height="0.127cm" svg:x="15.275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127" draw:style-name="gr2" draw:text-style-name="P25" draw:layer="layout" svg:width="3.175cm" svg:height="2.579cm" svg:x="18.503cm" svg:y="10.7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54" draw:text-style-name="P25" draw:layer="layout" svg:width="0.794cm" svg:height="0.794cm" svg:x="20.421cm" svg:y="11.17cm">
          <text:p/>
          <draw:enhanced-geometry svg:viewBox="0 0 21600 21600" draw:type="rectangle" draw:enhanced-path="M 0 0 L 21600 0 21600 21600 0 21600 0 0 Z N"/>
        </draw:custom-shape>
        <draw:custom-shape draw:name="Rectangle 18" draw:style-name="gr19" draw:text-style-name="P21" draw:layer="layout" svg:width="0.794cm" svg:height="0.128cm" draw:transform="rotate (-1.5707963267949) translate (21.273cm 11.187cm)">
          <text:p/>
          <draw:enhanced-geometry svg:viewBox="0 0 21600 21600" draw:type="rectangle" draw:enhanced-path="M 0 0 L 21600 0 21600 21600 0 21600 0 0 Z N"/>
        </draw:custom-shape>
        <draw:custom-shape draw:name="Rectangle 19" draw:style-name="gr16" draw:text-style-name="P21" draw:layer="layout" svg:width="0.793cm" svg:height="0.119cm" draw:transform="rotate (-1.5707963267949) translate (21.042cm 11.157cm)">
          <text:p/>
          <draw:enhanced-geometry svg:viewBox="0 0 21600 21600" draw:type="rectangle" draw:enhanced-path="M 0 0 L 21600 0 21600 21600 0 21600 0 0 Z N"/>
        </draw:custom-shape>
        <draw:custom-shape draw:name="Rectangle 20" draw:style-name="gr16" draw:text-style-name="P21" draw:layer="layout" svg:width="0.793cm" svg:height="0.128cm" draw:transform="rotate (-1.5707963267949) translate (20.818cm 11.157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0" draw:layer="layout" svg:width="0.124cm" svg:height="0.128cm" svg:x="20.077cm" svg:y="12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1" draw:style-name="gr16" draw:text-style-name="P21" draw:layer="layout" svg:width="0.793cm" svg:height="0.128cm" draw:transform="rotate (-1.5707963267949) translate (20.585cm 11.157cm)">
          <text:p/>
          <draw:enhanced-geometry svg:viewBox="0 0 21600 21600" draw:type="rectangle" draw:enhanced-path="M 0 0 L 21600 0 21600 21600 0 21600 0 0 Z N"/>
        </draw:custom-shape>
        <draw:custom-shape draw:name="Donut 134" draw:style-name="gr47" draw:text-style-name="P22" draw:layer="layout" svg:width="1.544cm" svg:height="1.548cm" draw:transform="rotate (-1.5707963267949) translate (21.643cm 10.799cm)">
          <text:p/>
          <draw:enhanced-geometry svg:viewBox="0 0 555625 557212" draw:extrusion-allowed="true" draw:glue-points="0 278606 277813 0 555626 278606 277813 557212 0 278606 138906 278606 277812 418306 416718 278606 277812 138906 138906 278606" draw:glue-point-type="0 278606 277813 0 555626 278606 277813 557212 0 278606 138906 278606 277812 418306 416718 278606 277812 138906 138906 278606" draw:type="non-primitive" draw:enhanced-path="M 0 278606 C 0 124736 124381 0 277813 0 C 431245 0 555626 124736 555626 278606 C 555626 432476 431245 557212 277813 557212 C 124381 557212 0 432476 0 278606 Z M 138906 278606 C 138906 355760 201096 418306 277812 418306 C 354528 418306 416718 355760 416718 278606 C 416718 201452 354528 138906 277812 138906 C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55" draw:text-style-name="P36" draw:layer="layout" svg:width="2.267cm" svg:height="1.445cm" svg:x="21.877cm" svg:y="11.355cm">
          <text:list text:style-name="L1">
            <text:list-header>
              <text:p text:style-name="P35"><text:span text:style-name="T5">Higher </text:span></text:p>
              <text:p text:style-name="P35"><text:span text:style-name="T5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36" draw:style-name="gr1" draw:text-style-name="P25" draw:layer="layout" svg:width="3.175cm" svg:height="2.58cm" svg:x="18.556cm" svg:y="15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37" draw:style-name="gr3" draw:text-style-name="P20" draw:layer="layout" svg:width="0.123cm" svg:height="0.128cm" svg:x="20.104cm" svg:y="1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56" draw:text-style-name="P29" draw:layer="layout" svg:width="0.794cm" svg:height="0.793cm" draw:transform="rotate (-1.5707963267949) translate (21.324cm 15.707cm)">
          <text:p/>
          <draw:enhanced-geometry svg:viewBox="0 0 21600 21600" draw:type="rectangle" draw:enhanced-path="M 0 0 L 21600 0 21600 21600 0 21600 0 0 Z N"/>
        </draw:custom-shape>
        <draw:g draw:name="Group 6">
          <draw:custom-shape draw:name="Rectangle 140" draw:style-name="gr57" draw:text-style-name="P25" draw:layer="layout" svg:width="0.794cm" svg:height="0.128cm" draw:transform="rotate (-1.5707963267949) translate (21.352cm 15.672cm)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57" draw:text-style-name="P25" draw:layer="layout" svg:width="0.794cm" svg:height="0.128cm" draw:transform="rotate (-1.5707963267949) translate (20.875cm 15.672cm)">
            <text:p/>
            <draw:enhanced-geometry svg:viewBox="0 0 21600 21600" draw:type="rectangle" draw:enhanced-path="M 0 0 L 21600 0 21600 21600 0 21600 0 0 Z N"/>
          </draw:custom-shape>
          <draw:custom-shape draw:name="Rectangle 142" draw:style-name="gr57" draw:text-style-name="P25" draw:layer="layout" svg:width="0.794cm" svg:height="0.128cm" draw:transform="rotate (-1.5707963267949) translate (21.127cm 15.672cm)">
            <text:p/>
            <draw:enhanced-geometry svg:viewBox="0 0 21600 21600" draw:type="rectangle" draw:enhanced-path="M 0 0 L 21600 0 21600 21600 0 21600 0 0 Z N"/>
          </draw:custom-shape>
          <draw:custom-shape draw:name="Rectangle 143" draw:style-name="gr57" draw:text-style-name="P25" draw:layer="layout" svg:width="0.794cm" svg:height="0.128cm" draw:transform="rotate (-1.5707963267949) translate (20.646cm 15.685cm)">
            <text:p/>
            <draw:enhanced-geometry svg:viewBox="0 0 21600 21600" draw:type="rectangle" draw:enhanced-path="M 0 0 L 21600 0 21600 21600 0 21600 0 0 Z N"/>
          </draw:custom-shape>
        </draw:g>
        <draw:custom-shape draw:name="Donut 144" draw:style-name="gr50" draw:text-style-name="P22" draw:layer="layout" svg:width="1.544cm" svg:height="1.552cm" svg:x="20.152cm" svg:y="15.306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94" draw:style-name="gr58" draw:text-style-name="P36" draw:layer="layout" svg:width="2.267cm" svg:height="1.445cm" svg:x="21.947cm" svg:y="15.744cm">
          <text:list text:style-name="L1">
            <text:list-header>
              <text:p text:style-name="P35"><text:span text:style-name="T5">Lower </text:span></text:p>
              <text:p text:style-name="P35"><text:span text:style-name="T5">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47" draw:style-name="gr39" draw:text-style-name="P31" draw:layer="layout" draw:type="line" svg:x1="17.246cm" svg:y1="14.137cm" svg:x2="18.151cm" svg:y2="13.334cm" svg:d="M17246 14137l905-803" svg:viewBox="0 0 906 804">
          <text:p/>
        </draw:connector>
        <draw:connector draw:name="Straight Arrow Connector 148" draw:style-name="gr39" draw:text-style-name="P31" draw:layer="layout" draw:type="line" svg:x1="17.246cm" svg:y1="14.604cm" svg:x2="18.209cm" svg:y2="15.368cm" svg:d="M17246 14604l963 764" svg:viewBox="0 0 964 765">
          <text:p/>
        </draw:connector>
        <draw:custom-shape draw:name="Rectangle 17" draw:style-name="gr13" draw:text-style-name="P29" draw:layer="layout" svg:width="0.794cm" svg:height="0.794cm" draw:transform="rotate (-1.5707963267949) translate (16.413cm 13.538cm)">
          <text:p/>
          <draw:enhanced-geometry svg:viewBox="0 0 21600 21600" draw:type="rectangle" draw:enhanced-path="M 0 0 L 21600 0 21600 21600 0 21600 0 0 Z N"/>
        </draw:custom-shape>
        <draw:g draw:name="Group 6">
          <draw:custom-shape draw:name="Rectangle 153" draw:style-name="gr20" draw:text-style-name="P30" draw:layer="layout" svg:width="0.794cm" svg:height="0.127cm" draw:transform="rotate (-1.5707963267949) translate (16.438cm 13.503cm)">
            <text:p/>
            <draw:enhanced-geometry svg:viewBox="0 0 21600 21600" draw:type="rectangle" draw:enhanced-path="M 0 0 L 21600 0 21600 21600 0 21600 0 0 Z N"/>
          </draw:custom-shape>
          <draw:custom-shape draw:name="Rectangle 154" draw:style-name="gr20" draw:text-style-name="P30" draw:layer="layout" svg:width="0.794cm" svg:height="0.127cm" draw:transform="rotate (-1.5707963267949) translate (15.962cm 13.503cm)">
            <text:p/>
            <draw:enhanced-geometry svg:viewBox="0 0 21600 21600" draw:type="rectangle" draw:enhanced-path="M 0 0 L 21600 0 21600 21600 0 21600 0 0 Z N"/>
          </draw:custom-shape>
          <draw:custom-shape draw:name="Rectangle 155" draw:style-name="gr20" draw:text-style-name="P30" draw:layer="layout" svg:width="0.794cm" svg:height="0.127cm" draw:transform="rotate (-1.5707963267949) translate (16.213cm 13.503cm)">
            <text:p/>
            <draw:enhanced-geometry svg:viewBox="0 0 21600 21600" draw:type="rectangle" draw:enhanced-path="M 0 0 L 21600 0 21600 21600 0 21600 0 0 Z N"/>
          </draw:custom-shape>
          <draw:custom-shape draw:name="Rectangle 156" draw:style-name="gr20" draw:text-style-name="P30" draw:layer="layout" svg:width="0.794cm" svg:height="0.127cm" draw:transform="rotate (-1.5707963267949) translate (15.732cm 13.516cm)">
            <text:p/>
            <draw:enhanced-geometry svg:viewBox="0 0 21600 21600" draw:type="rectangle" draw:enhanced-path="M 0 0 L 21600 0 21600 21600 0 21600 0 0 Z N"/>
          </draw:custom-shape>
        </draw:g>
        <draw:custom-shape draw:name="Donut 157" draw:style-name="gr21" draw:text-style-name="P22" draw:layer="layout" svg:width="1.543cm" svg:height="1.552cm" svg:x="15.24cm" svg:y="13.137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TextBox 158" draw:style-name="gr59" draw:text-style-name="P42" draw:layer="layout" svg:width="1.539cm" svg:height="0.937cm" svg:x="1.702cm" svg:y="8.198cm">
          <text:list text:style-name="L3">
            <text:list-header>
              <text:p text:style-name="P32"><text:span text:style-name="T9">30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9" draw:style-name="gr60" draw:text-style-name="P43" draw:layer="layout" svg:width="1.539cm" svg:height="0.937cm" svg:x="6.504cm" svg:y="5.737cm">
          <text:list text:style-name="L3">
            <text:list-header>
              <text:p text:style-name="P23"><text:span text:style-name="T10">3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0" draw:style-name="gr61" draw:text-style-name="P42" draw:layer="layout" svg:width="1.539cm" svg:height="0.937cm" svg:x="6.504cm" svg:y="10.195cm">
          <text:list text:style-name="L3">
            <text:list-header>
              <text:p text:style-name="P32"><text:span text:style-name="T9">2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1" draw:style-name="gr62" draw:text-style-name="P43" draw:layer="layout" svg:width="1.539cm" svg:height="0.937cm" svg:x="13.904cm" svg:y="5.596cm">
          <text:list text:style-name="L3">
            <text:list-header>
              <text:p text:style-name="P23"><text:span text:style-name="T10">30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2" draw:style-name="gr63" draw:text-style-name="P43" draw:layer="layout" svg:width="1.539cm" svg:height="0.937cm" svg:x="18.702cm" svg:y="3.228cm">
          <text:list text:style-name="L3">
            <text:list-header>
              <text:p text:style-name="P23"><text:span text:style-name="T10">3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3" draw:style-name="gr64" draw:text-style-name="P43" draw:layer="layout" svg:width="1.539cm" svg:height="0.937cm" svg:x="18.702cm" svg:y="7.726cm">
          <text:list text:style-name="L3">
            <text:list-header>
              <text:p text:style-name="P23"><text:span text:style-name="T10">2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4" draw:style-name="gr65" draw:text-style-name="P43" draw:layer="layout" svg:width="1.539cm" svg:height="0.937cm" svg:x="13.851cm" svg:y="13.397cm">
          <text:list text:style-name="L3">
            <text:list-header>
              <text:p text:style-name="P23"><text:span text:style-name="T10">20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5" draw:style-name="gr66" draw:text-style-name="P43" draw:layer="layout" svg:width="1.539cm" svg:height="0.937cm" svg:x="18.702cm" svg:y="10.998cm">
          <text:list text:style-name="L3">
            <text:list-header>
              <text:p text:style-name="P23"><text:span text:style-name="T10">2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6" draw:style-name="gr67" draw:text-style-name="P43" draw:layer="layout" svg:width="1.539cm" svg:height="0.937cm" svg:x="18.649cm" svg:y="15.496cm">
          <text:list text:style-name="L3">
            <text:list-header>
              <text:p text:style-name="P23"><text:span text:style-name="T10">1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68" draw:text-style-name="P45" draw:layer="layout" svg:width="2.572cm" svg:height="1.613cm" svg:x="1.786cm" svg:y="2.39cm">
          <text:list text:style-name="L1">
            <text:list-header>
              <text:p text:style-name="P44"><text:span text:style-name="T7">Sample</text:span></text:p>
              <text:p text:style-name="P44"><text:span text:style-name="T7">stimul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69" draw:text-style-name="P45" draw:layer="layout" svg:width="2.572cm" svg:height="1.613cm" svg:x="6.587cm" svg:y="2.39cm">
          <text:list text:style-name="L1">
            <text:list-header>
              <text:p text:style-name="P44"><text:span text:style-name="T11">Test</text:span></text:p>
              <text:p text:style-name="P44"><text:span text:style-name="T11">stimul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0" draw:text-style-name="P47" draw:layer="layout" svg:width="1.251cm" svg:height="0.843cm" svg:x="14.7cm" svg:y="10cm">
          <draw:text-box>
            <text:p text:style-name="P46"><text:span text:style-name="T12">OR</text:span></text:p>
          </draw:text-box>
        </draw:frame>
        <draw:frame draw:style-name="gr70" draw:text-style-name="P47" draw:layer="layout" svg:width="1.251cm" svg:height="0.843cm" svg:x="19.501cm" svg:y="6.1cm">
          <draw:text-box>
            <text:p text:style-name="P46"><text:span text:style-name="T12">OR</text:span></text:p>
          </draw:text-box>
        </draw:frame>
        <draw:frame draw:style-name="gr70" draw:text-style-name="P49" draw:layer="layout" svg:width="1.251cm" svg:height="0.843cm" svg:x="19.502cm" svg:y="13.8cm">
          <draw:text-box>
            <text:p text:style-name="P48"><text:span text:style-name="T13">OR</text:span></text:p>
          </draw:text-box>
        </draw:frame>
        <draw:frame draw:style-name="gr71" draw:text-style-name="P47" draw:layer="layout" svg:width="1.251cm" svg:height="0.843cm" svg:x="7.202cm" svg:y="8.7cm">
          <draw:text-box>
            <text:p text:style-name="P46"><text:span text:style-name="T12">OR</text:span></text:p>
          </draw:text-box>
        </draw:frame>
        <presentation:notes draw:style-name="dp2">
          <draw:page-thumbnail draw:style-name="gr31" draw:layer="layout" svg:width="0.004cm" svg:height="43.035cm" svg:x="0cm" svg:y="0.841cm" draw:page-number="2" presentation:class="page"/>
          <draw:frame presentation:style-name="pr1" draw:text-style-name="P16" draw:layer="layout" svg:width="16.267cm" svg:height="11.276cm" svg:x="1.397cm" svg:y="11.9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Flowchart: Process 78" draw:style-name="gr72" draw:text-style-name="P3" draw:layer="layout" svg:width="8.604cm" svg:height="5.706cm" svg:x="9.476cm" svg:y="6.3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118" draw:style-name="gr73" draw:text-style-name="P50" draw:layer="layout" svg:width="8.599cm" svg:height="1.106cm" svg:x="9.476cm" svg:y="6.3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91" draw:style-name="gr74" draw:text-style-name="P3" draw:layer="layout" svg:width="8.599cm" svg:height="5.706cm" svg:x="0.3cm" svg:y="6.3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117" draw:style-name="gr73" draw:text-style-name="P50" draw:layer="layout" svg:width="8.599cm" svg:height="1.106cm" svg:x="0.3cm" svg:y="6.3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32" draw:style-name="gr75" draw:text-style-name="P3" draw:layer="layout" svg:width="8.604cm" svg:height="5.504cm" svg:x="9.476cm" svg:y="0.4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116" draw:style-name="gr76" draw:text-style-name="P50" draw:layer="layout" svg:width="8.599cm" svg:height="1.107cm" svg:x="9.476cm" svg:y="0.4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31" draw:style-name="gr77" draw:text-style-name="P3" draw:layer="layout" svg:width="8.599cm" svg:height="5.504cm" svg:x="0.3cm" svg:y="0.4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lowchart: Process 112" draw:style-name="gr78" draw:text-style-name="P51" draw:layer="layout" svg:width="8.599cm" svg:height="1.112cm" svg:x="0.3cm" svg:y="0.4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Rounded Rectangle 21" draw:style-name="gr1" draw:text-style-name="P1" draw:layer="layout" svg:width="3.175cm" svg:height="2.58cm" svg:x="5.023cm" svg:y="1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" draw:style-name="gr1" draw:text-style-name="P1" draw:layer="layout" svg:width="3.175cm" svg:height="2.58cm" svg:x="1.098cm" svg:y="1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79" draw:text-style-name="P10" draw:layer="layout" svg:width="0.794cm" svg:height="0.794cm" draw:transform="rotate (-3.14159265358979) translate (2.505cm 3.885cm)">
          <text:p/>
          <draw:enhanced-geometry svg:viewBox="0 0 21600 21600" draw:type="rectangle" draw:enhanced-path="M 0 0 L 21600 0 21600 21600 0 21600 0 0 Z N"/>
        </draw:custom-shape>
        <draw:custom-shape draw:name="Oval 10" draw:style-name="gr3" draw:text-style-name="P2" draw:layer="layout" svg:width="0.123cm" svg:height="0.128cm" svg:x="2.686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7" draw:style-name="gr15" draw:text-style-name="P4" draw:layer="layout" svg:width="0.788cm" svg:height="0.128cm" draw:transform="rotate (-1.5707963267949) translate (2.438cm 3.137cm)">
              <text:p/>
              <draw:enhanced-geometry svg:viewBox="0 0 21600 21600" draw:type="rectangle" draw:enhanced-path="M 0 0 L 21600 0 21600 21600 0 21600 0 0 Z N"/>
            </draw:custom-shape>
            <draw:custom-shape draw:name="Rectangle 8" draw:style-name="gr16" draw:text-style-name="P4" draw:layer="layout" svg:width="0.793cm" svg:height="0.128cm" draw:transform="rotate (-1.5707963267949) translate (1.962cm 3.102cm)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6" draw:text-style-name="P4" draw:layer="layout" svg:width="0.793cm" svg:height="0.128cm" draw:transform="rotate (-1.5707963267949) translate (2.218cm 3.102cm)">
              <text:p/>
              <draw:enhanced-geometry svg:viewBox="0 0 21600 21600" draw:type="rectangle" draw:enhanced-path="M 0 0 L 21600 0 21600 21600 0 21600 0 0 Z N"/>
            </draw:custom-shape>
            <draw:custom-shape draw:name="Rectangle 10" draw:style-name="gr15" draw:text-style-name="P4" draw:layer="layout" svg:width="0.788cm" svg:height="0.128cm" draw:transform="rotate (-1.5707963267949) translate (1.715cm 3.123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" draw:style-name="gr17" draw:text-style-name="P11" draw:layer="layout" svg:width="1.543cm" svg:height="1.548cm" svg:x="1.244cm" svg:y="2.725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TextBox 97" draw:style-name="gr80" draw:text-style-name="P53" draw:layer="layout" svg:width="3.893cm" svg:height="1.023cm" svg:x="2.796cm" svg:y="4.723cm">
          <text:list text:style-name="L1">
            <text:list-header>
              <text:p text:style-name="P52"><text:span text:style-name="T14">Non-rov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81" draw:text-style-name="P53" draw:layer="layout" svg:width="3.017cm" svg:height="1.108cm" svg:x="3.1cm" svg:y="0.423cm">
          <text:list text:style-name="L1">
            <text:list-header>
              <text:p text:style-name="P52"><text:span text:style-name="T15">Stag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82" draw:text-style-name="P10" draw:layer="layout" svg:width="0.499cm" svg:height="0.486cm" draw:transform="rotate (-3.14159265358979) translate (6.495cm 2.783cm)">
          <text:p/>
          <draw:enhanced-geometry svg:viewBox="0 0 21600 21600" draw:type="rectangle" draw:enhanced-path="M 0 0 L 21600 0 21600 21600 0 21600 0 0 Z N"/>
        </draw:custom-shape>
        <draw:g draw:name="Group 8">
          <draw:g draw:name="Group 4">
            <draw:custom-shape draw:name="Rectangle 17" draw:style-name="gr83" draw:text-style-name="P4" draw:layer="layout" svg:width="0.483cm" svg:height="0.08cm" draw:transform="rotate (-1.5707963267949) translate (6.505cm 2.316cm)">
              <text:p/>
              <draw:enhanced-geometry svg:viewBox="0 0 21600 21600" draw:type="rectangle" draw:enhanced-path="M 0 0 L 21600 0 21600 21600 0 21600 0 0 Z N"/>
            </draw:custom-shape>
            <draw:custom-shape draw:name="Rectangle 18" draw:style-name="gr83" draw:text-style-name="P4" draw:layer="layout" svg:width="0.486cm" svg:height="0.08cm" draw:transform="rotate (-1.5707963267949) translate (6.204cm 2.295cm)">
              <text:p/>
              <draw:enhanced-geometry svg:viewBox="0 0 21600 21600" draw:type="rectangle" draw:enhanced-path="M 0 0 L 21600 0 21600 21600 0 21600 0 0 Z N"/>
            </draw:custom-shape>
            <draw:custom-shape draw:name="Rectangle 19" draw:style-name="gr83" draw:text-style-name="P4" draw:layer="layout" svg:width="0.486cm" svg:height="0.08cm" draw:transform="rotate (-1.5707963267949) translate (6.366cm 2.295cm)">
              <text:p/>
              <draw:enhanced-geometry svg:viewBox="0 0 21600 21600" draw:type="rectangle" draw:enhanced-path="M 0 0 L 21600 0 21600 21600 0 21600 0 0 Z N"/>
            </draw:custom-shape>
            <draw:custom-shape draw:name="Rectangle 20" draw:style-name="gr83" draw:text-style-name="P4" draw:layer="layout" svg:width="0.483cm" svg:height="0.08cm" draw:transform="rotate (-1.5707963267949) translate (6.047cm 2.308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16" draw:style-name="gr84" draw:text-style-name="P11" draw:layer="layout" svg:width="0.975cm" svg:height="0.948cm" svg:x="5.75cm" svg:y="2.064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Oval 10" draw:style-name="gr3" draw:text-style-name="P2" draw:layer="layout" svg:width="0.124cm" svg:height="0.128cm" svg:x="6.61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3" draw:style-name="gr1" draw:text-style-name="P1" draw:layer="layout" svg:width="3.175cm" svg:height="2.58cm" svg:x="12.127cm" svg:y="1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7" draw:style-name="gr85" draw:text-style-name="P53" draw:layer="layout" svg:width="3.017cm" svg:height="1.108cm" svg:x="12.255cm" svg:y="0.423cm">
          <text:list text:style-name="L1">
            <text:list-header>
              <text:p text:style-name="P52"><text:span text:style-name="T15">Stag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82" draw:text-style-name="P10" draw:layer="layout" svg:width="0.499cm" svg:height="0.486cm" draw:transform="rotate (-3.14159265358979) translate (13.599cm 2.783cm)">
          <text:p/>
          <draw:enhanced-geometry svg:viewBox="0 0 21600 21600" draw:type="rectangle" draw:enhanced-path="M 0 0 L 21600 0 21600 21600 0 21600 0 0 Z N"/>
        </draw:custom-shape>
        <draw:g draw:name="Group 8">
          <draw:g draw:name="Group 4">
            <draw:custom-shape draw:name="Rectangle 50" draw:style-name="gr83" draw:text-style-name="P4" draw:layer="layout" svg:width="0.483cm" svg:height="0.08cm" draw:transform="rotate (-1.5707963267949) translate (13.609cm 2.316cm)">
              <text:p/>
              <draw:enhanced-geometry svg:viewBox="0 0 21600 21600" draw:type="rectangle" draw:enhanced-path="M 0 0 L 21600 0 21600 21600 0 21600 0 0 Z N"/>
            </draw:custom-shape>
            <draw:custom-shape draw:name="Rectangle 51" draw:style-name="gr83" draw:text-style-name="P4" draw:layer="layout" svg:width="0.486cm" svg:height="0.08cm" draw:transform="rotate (-1.5707963267949) translate (13.308cm 2.295cm)">
              <text:p/>
              <draw:enhanced-geometry svg:viewBox="0 0 21600 21600" draw:type="rectangle" draw:enhanced-path="M 0 0 L 21600 0 21600 21600 0 21600 0 0 Z N"/>
            </draw:custom-shape>
            <draw:custom-shape draw:name="Rectangle 52" draw:style-name="gr83" draw:text-style-name="P4" draw:layer="layout" svg:width="0.486cm" svg:height="0.08cm" draw:transform="rotate (-1.5707963267949) translate (13.47cm 2.295cm)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83" draw:text-style-name="P4" draw:layer="layout" svg:width="0.483cm" svg:height="0.08cm" draw:transform="rotate (-1.5707963267949) translate (13.151cm 2.308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49" draw:style-name="gr84" draw:text-style-name="P11" draw:layer="layout" svg:width="0.975cm" svg:height="0.948cm" svg:x="12.854cm" svg:y="2.064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Oval 10" draw:style-name="gr3" draw:text-style-name="P2" draw:layer="layout" svg:width="0.124cm" svg:height="0.128cm" svg:x="13.714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79" draw:style-name="gr1" draw:text-style-name="P1" draw:layer="layout" svg:width="3.175cm" svg:height="2.58cm" svg:x="12.127cm" svg:y="7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7" draw:style-name="gr86" draw:text-style-name="P53" draw:layer="layout" svg:width="7.707cm" svg:height="1.023cm" svg:x="9.948cm" svg:y="10.61cm">
          <text:list text:style-name="L1">
            <text:list-header>
              <text:p text:style-name="P52"><text:span text:style-name="T14">Roving without flan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87" draw:text-style-name="P53" draw:layer="layout" svg:width="3.017cm" svg:height="1.108cm" svg:x="12.1cm" svg:y="6.324cm">
          <text:list text:style-name="L1">
            <text:list-header>
              <text:p text:style-name="P52"><text:span text:style-name="T15">Stag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88" draw:text-style-name="P10" draw:layer="layout" svg:width="0.499cm" svg:height="0.485cm" draw:transform="rotate (-3.14159265358979) translate (13.599cm 8.885cm)">
          <text:p/>
          <draw:enhanced-geometry svg:viewBox="0 0 21600 21600" draw:type="rectangle" draw:enhanced-path="M 0 0 L 21600 0 21600 21600 0 21600 0 0 Z N"/>
        </draw:custom-shape>
        <draw:g draw:name="Group 8">
          <draw:g draw:name="Group 4">
            <draw:custom-shape draw:name="Rectangle 86" draw:style-name="gr83" draw:text-style-name="P4" draw:layer="layout" svg:width="0.483cm" svg:height="0.08cm" draw:transform="rotate (-1.5707963267949) translate (13.609cm 8.419cm)">
              <text:p/>
              <draw:enhanced-geometry svg:viewBox="0 0 21600 21600" draw:type="rectangle" draw:enhanced-path="M 0 0 L 21600 0 21600 21600 0 21600 0 0 Z N"/>
            </draw:custom-shape>
            <draw:custom-shape draw:name="Rectangle 87" draw:style-name="gr83" draw:text-style-name="P4" draw:layer="layout" svg:width="0.486cm" svg:height="0.08cm" draw:transform="rotate (-1.5707963267949) translate (13.308cm 8.398cm)">
              <text:p/>
              <draw:enhanced-geometry svg:viewBox="0 0 21600 21600" draw:type="rectangle" draw:enhanced-path="M 0 0 L 21600 0 21600 21600 0 21600 0 0 Z N"/>
            </draw:custom-shape>
            <draw:custom-shape draw:name="Rectangle 88" draw:style-name="gr83" draw:text-style-name="P4" draw:layer="layout" svg:width="0.486cm" svg:height="0.08cm" draw:transform="rotate (-1.5707963267949) translate (13.47cm 8.398cm)">
              <text:p/>
              <draw:enhanced-geometry svg:viewBox="0 0 21600 21600" draw:type="rectangle" draw:enhanced-path="M 0 0 L 21600 0 21600 21600 0 21600 0 0 Z N"/>
            </draw:custom-shape>
            <draw:custom-shape draw:name="Rectangle 89" draw:style-name="gr83" draw:text-style-name="P4" draw:layer="layout" svg:width="0.483cm" svg:height="0.08cm" draw:transform="rotate (-1.5707963267949) translate (13.151cm 8.41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85" draw:style-name="gr84" draw:text-style-name="P11" draw:layer="layout" svg:width="0.975cm" svg:height="0.948cm" svg:x="12.854cm" svg:y="8.167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Oval 10" draw:style-name="gr3" draw:text-style-name="P2" draw:layer="layout" svg:width="0.124cm" svg:height="0.127cm" svg:x="13.714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92" draw:style-name="gr1" draw:text-style-name="P1" draw:layer="layout" svg:width="3.175cm" svg:height="2.58cm" svg:x="2.95cm" svg:y="7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7" draw:style-name="gr89" draw:text-style-name="P53" draw:layer="layout" svg:width="6.717cm" svg:height="1.023cm" svg:x="1.301cm" svg:y="10.61cm">
          <text:list text:style-name="L1">
            <text:list-header>
              <text:p text:style-name="P52"><text:span text:style-name="T14">Roving with flan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90" draw:text-style-name="P53" draw:layer="layout" svg:width="3.017cm" svg:height="1.108cm" svg:x="3.052cm" svg:y="6.324cm">
          <text:list text:style-name="L1">
            <text:list-header>
              <text:p text:style-name="P52"><text:span text:style-name="T15">Stag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91" draw:text-style-name="P10" draw:layer="layout" svg:width="0.503cm" svg:height="0.485cm" draw:transform="rotate (-3.14159265358979) translate (4.422cm 8.885cm)">
          <text:p/>
          <draw:enhanced-geometry svg:viewBox="0 0 21600 21600" draw:type="rectangle" draw:enhanced-path="M 0 0 L 21600 0 21600 21600 0 21600 0 0 Z N"/>
        </draw:custom-shape>
        <draw:g draw:name="Group 8">
          <draw:g draw:name="Group 4">
            <draw:custom-shape draw:name="Rectangle 99" draw:style-name="gr83" draw:text-style-name="P4" draw:layer="layout" svg:width="0.483cm" svg:height="0.08cm" draw:transform="rotate (-1.5707963267949) translate (4.431cm 8.419cm)">
              <text:p/>
              <draw:enhanced-geometry svg:viewBox="0 0 21600 21600" draw:type="rectangle" draw:enhanced-path="M 0 0 L 21600 0 21600 21600 0 21600 0 0 Z N"/>
            </draw:custom-shape>
            <draw:custom-shape draw:name="Rectangle 100" draw:style-name="gr83" draw:text-style-name="P4" draw:layer="layout" svg:width="0.486cm" svg:height="0.08cm" draw:transform="rotate (-1.5707963267949) translate (4.13cm 8.398cm)">
              <text:p/>
              <draw:enhanced-geometry svg:viewBox="0 0 21600 21600" draw:type="rectangle" draw:enhanced-path="M 0 0 L 21600 0 21600 21600 0 21600 0 0 Z N"/>
            </draw:custom-shape>
            <draw:custom-shape draw:name="Rectangle 101" draw:style-name="gr83" draw:text-style-name="P4" draw:layer="layout" svg:width="0.486cm" svg:height="0.08cm" draw:transform="rotate (-1.5707963267949) translate (4.292cm 8.398cm)">
              <text:p/>
              <draw:enhanced-geometry svg:viewBox="0 0 21600 21600" draw:type="rectangle" draw:enhanced-path="M 0 0 L 21600 0 21600 21600 0 21600 0 0 Z N"/>
            </draw:custom-shape>
            <draw:custom-shape draw:name="Rectangle 102" draw:style-name="gr83" draw:text-style-name="P4" draw:layer="layout" svg:width="0.483cm" svg:height="0.08cm" draw:transform="rotate (-1.5707963267949) translate (3.974cm 8.41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98" draw:style-name="gr92" draw:text-style-name="P11" draw:layer="layout" svg:width="0.974cm" svg:height="0.948cm" svg:x="3.678cm" svg:y="8.167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custom-shape draw:name="Oval 10" draw:style-name="gr3" draw:text-style-name="P2" draw:layer="layout" svg:width="0.123cm" svg:height="0.127cm" svg:x="4.538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2" draw:style-name="gr93" draw:text-style-name="P54" draw:layer="layout" svg:width="0.529cm" svg:height="0.45cm" svg:x="3.907cm" svg:y="7.968cm">
          <draw:image xlink:href="Pictures/100000000000002E00000027BDE152EE81C0B72B.png" xlink:type="simple" xlink:show="embed" xlink:actuate="onLoad">
            <text:p/>
          </draw:image>
        </draw:frame>
        <draw:frame draw:name="Picture 3" draw:style-name="gr93" draw:text-style-name="P54" draw:layer="layout" svg:width="0.525cm" svg:height="0.446cm" svg:x="3.898cm" svg:y="8.881cm">
          <draw:image xlink:href="Pictures/100000000000002D000000276ACF50D47484F51C.png" xlink:type="simple" xlink:show="embed" xlink:actuate="onLoad">
            <text:p/>
          </draw:image>
        </draw:frame>
        <draw:custom-shape draw:name="TextBox 97" draw:style-name="gr94" draw:text-style-name="P53" draw:layer="layout" svg:width="7.707cm" svg:height="1.023cm" svg:x="9.887cm" svg:y="4.723cm">
          <text:list text:style-name="L1">
            <text:list-header>
              <text:p text:style-name="P52"><text:span text:style-name="T14">Roving without flank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1" draw:layer="layout" svg:width="0.004cm" svg:height="43.035cm" svg:x="0cm" svg:y="0.841cm" draw:page-number="3" presentation:class="page"/>
          <draw:frame presentation:style-name="pr1" draw:text-style-name="P16" draw:layer="layout" svg:width="16.267cm" svg:height="11.276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 style:font-pitch="variable"/>
    <style:font-face style:name="MS Gothic" svg:font-family="'MS Gothic'" style:font-pitch="variable"/>
    <style:font-face style:name="Times New Roman" svg:font-family="'Times New Roman'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77 477" svg:d="M239 0l238 434-72 43-166-305-167 305-72-4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mr101" fo:font-family="cmr10" style:font-style-name="Regular" style:font-pitch="variable" fo:font-size="1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39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name-asian="MS Gothic" style:font-family-asian="'MS Gothic'" style:font-pitch-asian="variable" style:font-size-asian="28pt" style:font-style-asian="normal" style:font-weight-asian="normal" style:font-name-complex="MS Gothic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MS Gothic" style:font-family-asian="'MS Gothic'" style:font-pitch-asian="variable" style:font-size-asian="44pt" style:font-style-asian="normal" style:font-weight-asian="normal" style:font-name-complex="MS Gothic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3.929cm" svg:x="1.904cm" svg:y="1.309cm" presentation:class="title" presentation:placeholder="true">
        <draw:text-box/>
      </draw:frame>
      <draw:frame presentation:style-name="Default-outline1" draw:layer="backgroundobjects" svg:width="21.577cm" svg:height="11.417cm" svg:x="1.904cm" svg:y="5.502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custom-shape draw:name="AutoShape 1"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4cm" svg:height="43.035cm" svg:x="0cm" svg:y="0.841cm" presentation:class="page"/>
        <draw:frame presentation:style-name="Default-notes" draw:layer="backgroundobjects" svg:width="16.267cm" svg:height="11.276cm" svg:x="1.397cm" svg:y="11.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Xing Chen</meta:initial-creator>
    <dc:date>2016-10-31T15:51:07.551211230</dc:date>
    <meta:editing-cycles>32</meta:editing-cycles>
    <meta:editing-duration>PT7H29M46S</meta:editing-duration>
    <meta:generator>LibreOffice/5.0.6.2$Linux_X86_64 LibreOffice_project/00m0$Build-2</meta:generator>
    <meta:document-statistic meta:object-count="272"/>
  </office:meta>
</office:document-meta>
</file>